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33cm" fo:min-width="0.663cm"/>
    </style:style>
    <style:style style:name="gr2" style:family="graphic" style:parent-style-name="standard">
      <style:graphic-properties draw:textarea-horizontal-align="justify" draw:textarea-vertical-align="middle" draw:auto-grow-height="false" fo:min-height="0.132cm" fo:min-width="0.663cm"/>
    </style:style>
    <style:style style:name="gr3" style:family="graphic" style:parent-style-name="standard">
      <style:graphic-properties draw:textarea-horizontal-align="justify" draw:textarea-vertical-align="middle" draw:auto-grow-height="false" fo:min-height="0.132cm" fo:min-width="0.664cm"/>
    </style:style>
    <style:style style:name="gr4" style:family="graphic" style:parent-style-name="standard">
      <style:graphic-properties draw:textarea-horizontal-align="justify" draw:textarea-vertical-align="middle" draw:auto-grow-height="false" fo:min-height="0.134cm" fo:min-width="0.663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656cm" fo:min-width="0.406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656cm" fo:min-width="0.406cm"/>
    </style:style>
    <style:style style:name="gr8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textarea-horizontal-align="justify" draw:textarea-vertical-align="middle" draw:auto-grow-height="false" fo:min-height="0.644cm" fo:min-width="0.248cm"/>
    </style:style>
    <style:style style:name="gr10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textarea-horizontal-align="justify" draw:textarea-vertical-align="middle" draw:auto-grow-height="false" fo:min-height="0.644cm" fo:min-width="0.248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objectwithoutfill">
      <style:graphic-properties svg:stroke-color="#d62e4e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9cm" fo:min-width="0cm"/>
      <style:paragraph-properties style:writing-mode="lr-tb"/>
    </style:style>
    <style:style style:name="gr16" style:family="graphic" style:parent-style-name="standard">
      <style:graphic-properties draw:fill="solid" draw:fill-color="#d62e4e" draw:textarea-horizontal-align="justify" draw:textarea-vertical-align="middle" draw:auto-grow-height="false" fo:min-height="0cm" fo:min-width="0cm"/>
      <style:paragraph-properties style:writing-mode="lr-tb"/>
    </style:style>
    <style:style style:name="gr17" style:family="graphic" style:parent-style-name="standard">
      <style:graphic-properties draw:fill="solid" draw:fill-color="#d62e4e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shrink-to-fit" style:shrink-to-fit="true" fo:min-height="0.288cm" fo:min-width="0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style:paragraph-properties fo:text-align="center" style:writing-mode="lr-tb"/>
      <style:text-properties fo:font-size="18pt" fo:language="en" fo:country="G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color="#d62e4e" fo:font-size="18pt" style:font-size-asian="18pt" style:font-size-complex="18pt"/>
    </style:style>
    <style:style style:name="P8" style:family="paragraph">
      <loext:graphic-properties draw:fill="none" draw:fill-color="#ffffff"/>
      <style:text-properties fo:color="#d62e4e" fo:font-size="18pt" style:font-size-asian="18pt" style:font-size-complex="18pt"/>
    </style:style>
    <style:style style:name="P9" style:family="paragraph">
      <loext:graphic-properties draw:fill="solid" draw:fill-color="#d62e4e"/>
      <style:paragraph-properties fo:text-align="center"/>
    </style:style>
    <style:style style:name="P10" style:family="paragraph">
      <loext:graphic-properties draw:fill="none" draw:fill-color="#ffffff"/>
    </style:style>
    <style:style style:name="T1" style:family="text">
      <style:text-properties fo:language="en" fo:country="GB"/>
    </style:style>
    <style:style style:name="T2" style:family="text">
      <style:text-properties fo:font-size="18pt"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163cm" svg:height="0.383cm" svg:x="3.494cm" svg:y="1.3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163cm" svg:height="0.383cm" svg:x="6.829cm" svg:y="1.3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1.163cm" svg:height="0.382cm" svg:x="3.494cm" svg:y="4.0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1.164cm" svg:height="0.382cm" svg:x="6.898cm" svg:y="4.0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1.163cm" svg:height="0.384cm" draw:transform="rotate (1.5707963267949) translate (5.624cm 3.434cm)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3.494cm" svg:y1="1.529cm" svg:x2="2.344cm" svg:y2="2.271cm" draw:start-shape="id1" draw:start-glue-point="3" draw:end-shape="id2" draw:end-glue-point="4" svg:d="M3494 1529h-1150v742" svg:viewBox="0 0 1151 743">
          <text:p/>
        </draw:connector>
        <draw:connector draw:style-name="gr5" draw:text-style-name="P1" draw:layer="layout" svg:x1="2.344cm" svg:y1="3.551cm" svg:x2="3.494cm" svg:y2="4.24cm" draw:start-shape="id2" draw:start-glue-point="8" draw:end-shape="id3" draw:end-glue-point="3" svg:d="M2344 3551v689h1150" svg:viewBox="0 0 1151 690">
          <text:p/>
        </draw:connector>
        <draw:connector draw:style-name="gr5" draw:text-style-name="P1" draw:layer="layout" svg:x1="8.976cm" svg:y1="6.282cm" svg:x2="5.81cm" svg:y2="6.579cm" draw:start-shape="id4" draw:start-glue-point="2" draw:end-shape="id5" draw:end-glue-point="6" svg:d="M8976 6282v798h-3166v-501" svg:viewBox="0 0 3167 799">
          <text:p/>
        </draw:connector>
        <draw:connector draw:style-name="gr5" draw:text-style-name="P1" draw:layer="layout" svg:x1="4.657cm" svg:y1="4.24cm" svg:x2="6.898cm" svg:y2="4.24cm" draw:start-shape="id3" draw:start-glue-point="1" draw:end-shape="id6" draw:end-glue-point="3" svg:d="M4657 4240h2241" svg:viewBox="0 0 2242 1">
          <text:p/>
        </draw:connector>
        <draw:connector draw:style-name="gr5" draw:text-style-name="P1" draw:layer="layout" svg:x1="5.816cm" svg:y1="3.434cm" svg:x2="6.898cm" svg:y2="4.24cm" draw:start-shape="id7" draw:start-glue-point="3" draw:end-shape="id6" draw:end-glue-point="3" svg:d="M5816 3434v806h1082" svg:viewBox="0 0 1083 807">
          <text:p/>
        </draw:connector>
        <draw:connector draw:style-name="gr5" draw:text-style-name="P1" draw:layer="layout" svg:x1="6.829cm" svg:y1="1.529cm" svg:x2="5.816cm" svg:y2="2.271cm" draw:start-shape="id8" draw:start-glue-point="3" draw:end-shape="id7" draw:end-glue-point="1" svg:d="M6829 1529h-1013v742" svg:viewBox="0 0 1014 743">
          <text:p/>
        </draw:connector>
        <draw:custom-shape draw:style-name="gr6" draw:text-style-name="P2" xml:id="id2" draw:id="id2" draw:layer="layout" svg:width="1.28cm" svg:height="1.28cm" svg:x="1.704cm" svg:y="2.271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7" draw:text-style-name="P1" draw:layer="layout" svg:width="1.28cm" svg:height="1.28cm" svg:x="8.336cm" svg:y="5.002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3" draw:layer="layout" svg:x1="8.977cm" svg:y1="6.068cm" svg:x2="8.977cm" svg:y2="5.189cm">
            <text:p/>
          </draw:line>
        </draw:g>
        <draw:g xml:id="id9" draw:id="id9">
          <draw:custom-shape draw:style-name="gr9" draw:text-style-name="P1" draw:layer="layout" svg:width="1.496cm" svg:height="1.787cm" svg:x="8.219cm" svg:y="1.98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0" draw:text-style-name="P3" draw:layer="layout" svg:x1="8.966cm" svg:y1="2.504cm" svg:x2="8.966cm" svg:y2="3.383cm">
            <text:p/>
          </draw:line>
        </draw:g>
        <draw:custom-shape draw:style-name="gr11" draw:text-style-name="P4" xml:id="id5" draw:id="id5" draw:layer="layout" svg:width="1.496cm" svg:height="1.787cm" svg:x="5.062cm" svg:y="4.792cm">
          <text:p text:style-name="P4"><text:span text:style-name="T2">+</text:span></text:p>
          <text:p text:style-name="P4"><text:span text:style-name="T2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svg:x1="4.657cm" svg:y1="4.24cm" svg:x2="5.81cm" svg:y2="4.792cm" draw:start-shape="id3" draw:start-glue-point="1" draw:end-shape="id5" draw:end-glue-point="4" svg:d="M4657 4240h1153v552" svg:viewBox="0 0 1154 553">
          <text:p/>
        </draw:connector>
        <draw:connector draw:style-name="gr5" draw:text-style-name="P5" draw:layer="layout" svg:x1="4.657cm" svg:y1="1.529cm" svg:x2="5.816cm" svg:y2="2.271cm" draw:start-shape="id1" draw:start-glue-point="1" draw:end-shape="id7" draw:end-glue-point="1" svg:d="M4657 1529h1159v742" svg:viewBox="0 0 1160 743">
          <text:p/>
        </draw:connector>
        <draw:connector draw:style-name="gr5" draw:text-style-name="P5" draw:layer="layout" svg:x1="8.062cm" svg:y1="4.24cm" svg:x2="8.976cm" svg:y2="5.002cm" draw:start-shape="id6" draw:start-glue-point="1" draw:end-shape="id4" draw:end-glue-point="0" svg:d="M8062 4240h914v762" svg:viewBox="0 0 915 763">
          <text:p/>
        </draw:connector>
        <draw:connector draw:style-name="gr5" draw:text-style-name="P5" draw:layer="layout" svg:x1="7.992cm" svg:y1="1.529cm" svg:x2="8.967cm" svg:y2="1.985cm" draw:start-shape="id8" draw:start-glue-point="1" draw:end-shape="id9" draw:end-glue-point="0" svg:d="M7992 1529h975v456" svg:viewBox="0 0 976 457">
          <text:p/>
        </draw:connector>
        <draw:connector draw:style-name="gr5" draw:text-style-name="P5" draw:layer="layout" svg:x1="8.967cm" svg:y1="3.772cm" svg:x2="8.976cm" svg:y2="5.002cm" draw:start-shape="id9" draw:start-glue-point="2" draw:end-shape="id4" draw:end-glue-point="0" svg:d="M8967 3772v615h9v615" svg:viewBox="0 0 10 1231">
          <text:p/>
        </draw:connector>
        <draw:custom-shape draw:style-name="gr2" draw:text-style-name="P1" xml:id="id10" draw:id="id10" draw:layer="layout" svg:width="1.163cm" svg:height="0.382cm" svg:x="3.493cm" svg:y="6.8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1.163cm" svg:height="0.382cm" draw:transform="rotate (1.5707963267949) translate (2.15cm 6.213cm)">
          <text:p/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4.656cm" svg:y1="7.089cm" svg:x2="5.81cm" svg:y2="6.579cm" draw:start-shape="id10" draw:start-glue-point="1" draw:end-shape="id5" draw:end-glue-point="6" svg:d="M4656 7089h1154v-510" svg:viewBox="0 0 1155 511">
          <text:p/>
        </draw:connector>
        <draw:connector draw:style-name="gr5" draw:text-style-name="P5" draw:layer="layout" svg:x1="2.341cm" svg:y1="5.05cm" svg:x2="3.494cm" svg:y2="4.24cm" draw:start-shape="id11" draw:start-glue-point="1" draw:end-shape="id3" draw:end-glue-point="3" svg:d="M2341 5050v-810h1153" svg:viewBox="0 0 1154 811">
          <text:p/>
        </draw:connector>
        <draw:connector draw:style-name="gr5" draw:text-style-name="P5" draw:layer="layout" svg:x1="2.341cm" svg:y1="6.213cm" svg:x2="3.493cm" svg:y2="7.089cm" draw:start-shape="id11" draw:start-glue-point="3" draw:end-shape="id10" draw:end-glue-point="3" svg:d="M2341 6213v876h1152" svg:viewBox="0 0 1153 877">
          <text:p/>
        </draw:connector>
        <draw:custom-shape draw:style-name="gr12" draw:text-style-name="P5" draw:layer="layout" svg:width="0.162cm" svg:height="0.18cm" svg:x="5.723cm" svg:y="4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63cm" svg:height="0.18cm" svg:x="8.85cm" svg:y="4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63cm" svg:height="0.179cm" svg:x="5.723cm" svg:y="7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63cm" svg:height="0.179cm" svg:x="5.723cm" svg:y="1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163cm" svg:height="0.18cm" svg:x="2.249cm" svg:y="4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3.195cm" svg:y1="7.064cm" svg:x2="2.454cm" svg:y2="7.752cm">
          <text:p/>
        </draw:line>
        <draw:frame draw:style-name="gr14" draw:text-style-name="P8" draw:layer="layout" svg:width="2.229cm" svg:height="0.962cm" svg:x="0.978cm" svg:y="7.647cm">
          <draw:text-box>
            <text:p text:style-name="P7">(AUX)</text:p>
          </draw:text-box>
        </draw:frame>
        <draw:frame draw:style-name="gr15" draw:text-style-name="P8" draw:layer="layout" svg:width="0.853cm" svg:height="0.962cm" svg:x="2.507cm" svg:y="1.059cm">
          <draw:text-box>
            <text:p text:style-name="P7">0</text:p>
          </draw:text-box>
        </draw:frame>
        <draw:frame draw:style-name="gr15" draw:text-style-name="P8" draw:layer="layout" svg:width="0.853cm" svg:height="0.962cm" svg:x="5.948cm" svg:y="6.668cm">
          <draw:text-box>
            <text:p text:style-name="P7">7</text:p>
          </draw:text-box>
        </draw:frame>
        <draw:frame draw:style-name="gr15" draw:text-style-name="P8" draw:layer="layout" svg:width="0.853cm" svg:height="0.962cm" svg:x="1.979cm" svg:y="6.245cm">
          <draw:text-box>
            <text:p text:style-name="P7">6</text:p>
          </draw:text-box>
        </draw:frame>
        <draw:frame draw:style-name="gr15" draw:text-style-name="P8" draw:layer="layout" svg:width="0.853cm" svg:height="0.962cm" svg:x="8.805cm" svg:y="3.811cm">
          <draw:text-box>
            <text:p text:style-name="P7">5</text:p>
          </draw:text-box>
        </draw:frame>
        <draw:frame draw:style-name="gr15" draw:text-style-name="P8" draw:layer="layout" svg:width="0.853cm" svg:height="0.962cm" svg:x="5.101cm" svg:y="3.811cm">
          <draw:text-box>
            <text:p text:style-name="P7">4</text:p>
          </draw:text-box>
        </draw:frame>
        <draw:frame draw:style-name="gr15" draw:text-style-name="P8" draw:layer="layout" svg:width="0.853cm" svg:height="0.962cm" svg:x="1.608cm" svg:y="3.81cm">
          <draw:text-box>
            <text:p text:style-name="P7">3</text:p>
          </draw:text-box>
        </draw:frame>
        <draw:frame draw:style-name="gr15" draw:text-style-name="P8" draw:layer="layout" svg:width="0.853cm" svg:height="0.962cm" svg:x="8.276cm" svg:y="1.059cm">
          <draw:text-box>
            <text:p text:style-name="P7">2</text:p>
          </draw:text-box>
        </draw:frame>
        <draw:frame draw:style-name="gr15" draw:text-style-name="P8" draw:layer="layout" svg:width="0.853cm" svg:height="0.962cm" svg:x="5.048cm" svg:y="1.059cm">
          <draw:text-box>
            <text:p text:style-name="P7">1</text:p>
          </draw:text-box>
        </draw:frame>
        <draw:custom-shape draw:style-name="gr16" draw:text-style-name="P9" draw:layer="layout" svg:width="0.952cm" svg:height="0.687cm" svg:x="1.396cm" svg:y="0.847cm">
          <text:p text:style-name="P5"/>
          <text:p text:style-name="P5"/>
          <draw:enhanced-geometry svg:viewBox="0 0 21600 21600" draw:glue-points="?f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9" draw:layer="layout" svg:width="0.9cm" svg:height="0.688cm" svg:x="1.396cm" svg:y="1.534cm">
          <text:p/>
          <draw:enhanced-geometry svg:viewBox="0 0 21600 21600" draw:glue-points="0 0 0 10800 0 21600 10800 21600 21600 21600 10800 10800" draw:text-areas="1900 12700 12700 19700" draw:mirror-vertical="true" draw:type="right-triangle" draw:enhanced-path="M 0 0 L 21600 21600 0 21600 0 0 Z N"/>
        </draw:custom-shape>
        <draw:frame draw:style-name="gr18" draw:text-style-name="P10" draw:layer="layout" svg:width="1.217cm" svg:height="0.635cm" svg:x="1.211cm" svg:y="1.217cm">
          <draw:text-box>
            <text:p>GND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1T21:30:19.580499092</dc:date>
    <meta:editing-duration>PT1H37M11S</meta:editing-duration>
    <meta:editing-cycles>10</meta:editing-cycles>
    <meta:generator>LibreOffice/6.4.6.2$Linux_X86_64 LibreOffice_project/40$Build-2</meta:generator>
    <meta:document-statistic meta:object-count="47"/>
  </office:meta>
</office:document-meta>
</file>